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11042f" officeooo:paragraph-rsid="0011042f" style:font-weight-asian="bold" style:font-weight-complex="bold"/>
    </style:style>
    <style:style style:name="P2" style:family="paragraph" style:parent-style-name="Standard">
      <style:paragraph-properties fo:line-height="150%" fo:text-align="start" style:justify-single-word="false"/>
      <style:text-properties style:text-underline-style="none" fo:font-weight="normal" officeooo:rsid="0011042f" officeooo:paragraph-rsid="0011042f" style:font-weight-asian="normal" style:font-weight-complex="normal"/>
    </style:style>
    <style:style style:name="P3" style:family="paragraph" style:parent-style-name="Standard">
      <style:paragraph-properties fo:line-height="150%" fo:text-align="start" style:justify-single-word="false"/>
      <style:text-properties style:text-underline-style="none" fo:font-weight="normal" officeooo:rsid="0011042f" officeooo:paragraph-rsid="0013fcaa" style:font-weight-asian="normal" style:font-weight-complex="normal"/>
    </style:style>
    <style:style style:name="P4" style:family="paragraph" style:parent-style-name="Standard">
      <style:paragraph-properties fo:line-height="150%" fo:text-align="start" style:justify-single-word="false"/>
      <style:text-properties style:text-underline-style="none" fo:font-weight="normal" officeooo:rsid="0011042f" officeooo:paragraph-rsid="001458e5" style:font-weight-asian="normal" style:font-weight-complex="normal"/>
    </style:style>
    <style:style style:name="P5" style:family="paragraph" style:parent-style-name="Standard">
      <style:paragraph-properties fo:line-height="150%" fo:text-align="start" style:justify-single-word="false"/>
      <style:text-properties style:text-underline-style="none" fo:font-weight="normal" officeooo:rsid="0011042f" officeooo:paragraph-rsid="0015d6c6" style:font-weight-asian="normal" style:font-weight-complex="normal"/>
    </style:style>
    <style:style style:name="T1" style:family="text">
      <style:text-properties officeooo:rsid="00128593"/>
    </style:style>
    <style:style style:name="T2" style:family="text">
      <style:text-properties officeooo:rsid="0013fcaa"/>
    </style:style>
    <style:style style:name="T3" style:family="text">
      <style:text-properties officeooo:rsid="001458e5"/>
    </style:style>
    <style:style style:name="T4" style:family="text">
      <style:text-properties officeooo:rsid="0015d6c6"/>
    </style:style>
    <style:style style:name="T5" style:family="text">
      <style:text-properties officeooo:rsid="00185c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text:p>
      <text:p text:style-name="P1">Part XVII.V – Cooldown / Inverse interrogation / AI <text:span text:style-name="T1">Construct</text:span></text:p>
      <text:p text:style-name="P2"><text:tab/><text:span text:style-name="T2">A small detachment of Vega Squadron entered the room of Dante Romano at 20:05, fully armed with their weapons aimed at his head, as he was studying information over his portable console.</text:span></text:p>
      <text:p text:style-name="P3"><text:tab/>“<text:span text:style-name="T2">Freeze!!!” That was Lieutenant Raskolnikov shouting at him.</text:span></text:p>
      <text:p text:style-name="P3"><text:span text:style-name="T2"><text:tab/>He sighed and froze them instead. He slowed them down using his Psyionic abilities to almost freeze their firing synapses. He put almost to a grinding stop the Sodium-Potassium equilibrium barrier that needs to collapse unto itself in order for a neuron-transmitter to be fired across a synapse in order to receive on its equivalent neuron-receptor point of contact. For them it felt as if he was moving at a supersonic speed, while his time frame of reference remained the same.</text:span></text:p>
      <text:p text:style-name="P3"><text:tab/><text:span text:style-name="T2">He went to the Lieutenant and ejected her clip, and ammo-factory, including ejecting the bullet on the chamber. Then he did the same to Sergeant Pezaveng, and to Corporal Kawajiri, and finally to “Death-Ray” Valden, who held a SPAS-12 SRS shotgun with incendiary rounds. He ejected all the slugs from the chamber. Then he put all the ammunition on his table, stood before them, one leg on his chair, and sitting himself next to their previous ammunition stocks on the table surface. Then he un-froze them. “Anything on your mind, Lieutenant?”</text:span></text:p>
      <text:p text:style-name="P3"><text:tab/>“<text:span text:style-name="T3">You better tell me everything you know about Cordelia, right now, otherwise I'll report on you to the Commodore, or better still, to the Brigadier General.” She was very good at hiding her emotions.</text:span></text:p>
      <text:p text:style-name="P3"><text:tab/>“<text:span text:style-name="T3">Do you think, there's any black op that they don't know about, or either directly or indirectly not orchestrating behind your back?”</text:span></text:p>
      <text:p text:style-name="P3"><text:tab/>“<text:span text:style-name="T3">Who's Cordelia and what do you know of her?”</text:span></text:p>
      <text:p text:style-name="P3"><text:tab/>“<text:span text:style-name="T3">You won't get far with this tone. Tell your Vega squadron to leave the room and I'll tell you everything you deem necessary, as far as my security level may allow you to know.”</text:span></text:p>
      <text:p text:style-name="P4"><text:tab/>“<text:span text:style-name="T3">What guarantee do I have that you won't kill me, once I'm alone with you?”</text:span></text:p>
      <text:p text:style-name="P5"><text:span text:style-name="T3"><text:tab/>“None whatsoever, but believe me, that if I wanted you dead, you'd be laying in your own cesspool of blood and gore by now, with the ability I just exposed when you entered my room with guns blazing.”</text:span></text:p>
      <text:p text:style-name="P5"><text:span text:style-name="T3"><text:tab/>“Fine, you three, get out.”</text:span></text:p>
      <text:p text:style-name="P5"><text:span text:style-name="T3"><text:tab/>“Don't forget your precious ammo.” Dante indicated to the clips and slugs by his side.</text:span></text:p>
      <text:p text:style-name="P5"><text:span text:style-name="T3"><text:tab/>“What are you waiting for? Get it and get...” The Lieutenant said with a slight fury. They took all the ammo. Sergeant Pezaveng gave one clip to her before leaving the room. “Thanks.”</text:span></text:p>
      <text:p text:style-name="P5"><text:span text:style-name="T3"><text:tab/>“Fine, Cordelia is an AI construct, residing in Ophelia's Uber Den Geist.”</text:span></text:p>
      <text:p text:style-name="P5"><text:span text:style-name="T3"><text:tab/>“What do you mean?”</text:span></text:p>
      <text:p text:style-name="P5"><text:soft-page-break/><text:span text:style-name="T3"><text:tab/>“I had to segmentize all of Ophelia's dark side of insubordination and other deemed bad memories whom only the commodore and brigadier general know about, and I'm afraid I am not at liberty to share this info with anyone, under penalty of death and removal from my resurrection prerogative. If you want to know more you'll have to ask them yourself.”</text:span></text:p>
      <text:p text:style-name="P5"><text:tab/>“<text:span text:style-name="T4">Why does she think she's Ophelia's sister then?”</text:span></text:p>
      <text:p text:style-name="P5"><text:tab/>“<text:span text:style-name="T4">She was created this way, as a split personality. It took 3 other Psyions priests to create this separation. The other three were sent to three different outposts in order to keep this information compartmentalized as possible. They are also generiens like myself, so naturally they fully understand the implications of their actions should they choose to share this bit of information with those not authorized to know such stuff.”</text:span></text:p>
      <text:p text:style-name="P5"><text:tab/>“<text:span text:style-name="T5">One last thing, Dante.” She said as she was beginning to quit the room, and was with her left foot at the sensor threshold, so the door opened already, with Vega squadron members, still reloading their guns outside, and checking their weapons basic stability tests.</text:span></text:p>
      <text:p text:style-name="P5"><text:tab/>“<text:span text:style-name="T5">Yes, Lieutenant?”</text:span></text:p>
      <text:p text:style-name="P5"><text:tab/>“<text:span text:style-name="T5">Does the tri-dot syringe shots has anything to do with what you just told me?”</text:span></text:p>
      <text:p text:style-name="P5"><text:tab/>“<text:span text:style-name="T5">Affirmative, Lieutenant.”</text:span></text:p>
      <text:p text:style-name="P5"><text:tab/>“<text:span text:style-name="T5">Good day, Dante.”</text:span></text:p>
      <text:p text:style-name="P5"><text:tab/>“<text:span text:style-name="T5">Good night, Lieutenant.” The door shut behind her.</text:span></text:p>
      <text:p text:style-name="P5"><text:tab/>“<text:span text:style-name="T5">Sergeant Pezaveng?”</text:span></text:p>
      <text:p text:style-name="P5"><text:tab/>“<text:span text:style-name="T5">Not a word on this little incident, right?”</text:span></text:p>
      <text:p text:style-name="P5"><text:tab/>“<text:span text:style-name="T5">None whatsoever.”</text:span></text:p>
      <text:p text:style-name="P5"><text:tab/>“<text:span text:style-name="T5">Even if it's the commodore or brigadier general?” That came from Cpl. Kawajiri.</text:span></text:p>
      <text:p text:style-name="P5"><text:tab/>“<text:span text:style-name="T5">What do you think, corporal?”</text:span></text:p>
      <text:p text:style-name="P5"><text:tab/>“<text:span text:style-name="T5">None, Ma'am.”</text:span></text:p>
      <text:p text:style-name="P5"><text:tab/>“<text:span text:style-name="T5">That's right. I'll get to the bottom of this matter, one way, or another. Not today, though.”</text:span></text:p>
      <text:p text:style-name="P5"><text:tab/>“<text:span text:style-name="T5">Would that be all, Lieutenant?” That came from “Death-Ray”.</text:span></text:p>
      <text:p text:style-name="P5"><text:tab/>“<text:span text:style-name="T5">Go run the obsta-course in the AR arena, for the mean time.”</text:span></text:p>
      <text:p text:style-name="P5"><text:tab/>“<text:span text:style-name="T5">Why did you had to ask the kit-bag question?” Hironubo inquired desperately.</text:span></text:p>
      <text:p text:style-name="P5"><text:tab/>“<text:span text:style-name="T5">As if we would get free time, after what just happened.”</text:span></text:p>
      <text:p text:style-name="P5"><text:tab/>“<text:span text:style-name="T5">Why don't you throw yourself from an airlock, dutch bastard?”</text:span></text:p>
      <text:p text:style-name="P5"><text:tab/>“<text:span text:style-name="T5">Shut it both of you, dim-wits, and get started on your mechas. Refuel, re-charge, and bring them from the hangar. I'll be coming too, in five minutes.” They went across the hexagonal corridor, shoving each other from one wall to the next. Then they saw Pezaveng's stare and ran for it.</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8T04:06:04.037449490</meta:creation-date>
    <dc:date>2015-03-29T04:02:27.656680718</dc:date>
    <meta:editing-duration>PT23H54M8S</meta:editing-duration>
    <meta:editing-cycles>8</meta:editing-cycles>
    <meta:generator>LibreOffice/4.2.8.2$Linux_X86_64 LibreOffice_project/420$Build-2</meta:generator>
    <meta:document-statistic meta:table-count="0" meta:image-count="0" meta:object-count="0" meta:page-count="2" meta:paragraph-count="39" meta:word-count="812" meta:character-count="4800" meta:non-whitespace-character-count="3988"/>
  </office:meta>
</office:document-meta>
</file>